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2c001e" draw:marker-start-width="0.279cm" draw:marker-end="Arrow" draw:marker-end-width="0.381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svg:stroke-color="#2c001e" draw:marker-start-width="0.279cm" draw:marker-end="Arrow" draw:marker-end-width="0.381cm" draw:fill="solid" draw:fill-color="#2c001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51cm" svg:stroke-color="#2c001e" draw:marker-start-width="0.279cm" draw:marker-end="" draw:marker-end-width="0.381cm" draw:fill="none" draw:fill-color="#2c001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2c001e" draw:marker-start-width="0.279cm" draw:marker-end="Arrow" draw:marker-end-width="0.381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marker-start-width="0.279cm" draw:marker-end="Arrow" draw:marker-end-width="0.381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2c001e" draw:marker-start-width="0.279cm" draw:marker-end="Arrow" draw:marker-end-width="0.381cm" draw:fill="none" draw:fill-color="#2c001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2c001e" draw:marker-start-width="0.279cm" draw:marker-end="Arrow" draw:marker-end-width="0.381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55cm" svg:height="14.682cm" svg:x="1.508cm" svg:y="5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271cm" svg:height="9.906cm" svg:x="3.54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7.747cm" svg:height="3.175cm" svg:x="4.175cm" svg:y="15.224cm">
          <text:p text:style-name="P1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6.477cm" svg:height="1.905cm" svg:x="4.81cm" svg:y="6.334cm">
          <text:p text:style-name="P1">Publis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255cm" svg:height="12.954cm" svg:x="13.319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5.715cm" svg:height="2.413cm" svg:x="14.589cm" svg:y="15.605cm">
          <text:p text:style-name="P1">Polling</text:p>
          <text:p text:style-name="P1">th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6.731cm" svg:height="3.175cm" svg:x="4.683cm" svg:y="10.144cm">
          <text:p text:style-name="P1">(Queue-) 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7.747cm" svg:height="6.223cm" svg:x="13.573cm" svg:y="6.969cm">
          <text:p text:style-name="P1">Sensor</text:p>
          <text:p text:style-name="P1">Data</text:p>
          <text:p text:style-name="P1">Interface</text:p>
          <text:p text:style-name="P1">(callable for</text:p>
          <text:p text:style-name="P1">Current sensor</text:p>
          <text:p text:style-name="P1">valu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7" draw:id="id7" draw:layer="layout" svg:width="5.08cm" svg:height="6.477cm" svg:x="23.352cm" svg:y="6.842cm">
          <text:p text:style-name="P1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7.446cm" svg:y1="15.605cm" svg:x2="17.446cm" svg:y2="13.192cm" draw:start-shape="id1" draw:start-glue-point="0" draw:end-shape="id2" draw:end-glue-point="2" svg:d="m17446 15605v-2413" svg:viewBox="0 0 1 2414">
          <text:p/>
        </draw:connector>
        <draw:connector draw:style-name="gr9" draw:text-style-name="P1" draw:layer="layout" svg:x1="14.589cm" svg:y1="16.811cm" svg:x2="11.922cm" svg:y2="16.811cm" draw:start-shape="id1" draw:start-glue-point="3" draw:end-shape="id3" draw:end-glue-point="1" svg:d="m14589 16811h-2667" svg:viewBox="0 0 2668 1">
          <text:p/>
        </draw:connector>
        <draw:connector draw:style-name="gr9" draw:text-style-name="P1" draw:layer="layout" svg:x1="8.048cm" svg:y1="13.319cm" svg:x2="8.048cm" svg:y2="15.224cm" draw:start-shape="id4" draw:start-glue-point="2" draw:end-shape="id3" draw:end-glue-point="0" svg:d="m8048 13319v1905" svg:viewBox="0 0 1 1906">
          <text:p/>
        </draw:connector>
        <draw:connector draw:style-name="gr9" draw:text-style-name="P1" draw:layer="layout" svg:x1="8.048cm" svg:y1="10.144cm" svg:x2="8.048cm" svg:y2="8.239cm" draw:start-shape="id4" draw:start-glue-point="0" draw:end-shape="id5" draw:end-glue-point="2" svg:d="m8048 10144v-1905" svg:viewBox="0 0 1 1906">
          <text:p/>
        </draw:connector>
        <draw:line draw:style-name="gr10" draw:text-style-name="P1" draw:layer="layout" svg:x1="3.032cm" svg:y1="3.794cm" svg:x2="14.335cm" svg:y2="3.794cm">
          <text:p/>
        </draw:line>
        <draw:custom-shape draw:style-name="gr11" draw:text-style-name="P1" xml:id="id6" draw:id="id6" draw:layer="layout" svg:width="8.763cm" svg:height="1.397cm" svg:x="3.667cm" svg:y="1.381cm">
          <text:p text:style-name="P1">Subsci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8.048cm" svg:y1="6.334cm" svg:x2="8.048cm" svg:y2="2.778cm" draw:start-shape="id5" draw:start-glue-point="0" draw:end-shape="id6" draw:end-glue-point="2" svg:d="m8048 6334v-3556" svg:viewBox="0 0 1 3557">
          <text:p/>
        </draw:connector>
        <draw:connector draw:style-name="gr9" draw:text-style-name="P1" draw:layer="layout" svg:x1="21.32cm" svg:y1="10.08cm" svg:x2="23.352cm" svg:y2="10.08cm" draw:start-shape="id2" draw:start-glue-point="1" draw:end-shape="id7" draw:end-glue-point="3" svg:d="m21320 10080h2032" svg:viewBox="0 0 2033 1">
          <text:p/>
        </draw:connector>
        <draw:frame draw:style-name="gr12" draw:text-style-name="P2" draw:layer="layout" svg:width="11.58cm" svg:height="1.402cm" svg:x="15.497cm" svg:y="2.011cm">
          <draw:text-box>
            <text:p><text:span text:style-name="T1">Passive Sensor Module</text:span></text:p>
          </draw:text-box>
        </draw:frame>
        <draw:line draw:style-name="gr13" draw:text-style-name="P1" draw:layer="layout" svg:x1="-2.175cm" svg:y1="10.525cm" svg:x2="2.905cm" svg:y2="13.7cm">
          <text:p/>
        </draw:line>
        <draw:custom-shape draw:style-name="gr14" draw:text-style-name="P1" draw:layer="layout" svg:width="4.191cm" svg:height="2.794cm" svg:x="24.368cm" svg:y="3.54cm">
          <text:p text:style-name="P1">Sensor-</text:p>
          <text:p text:style-name="P1">Poller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4.114cm" svg:y1="5.572cm" svg:x2="22.082cm" svg:y2="6.969cm">
          <text:p/>
        </draw:line>
        <draw:custom-shape draw:style-name="gr14" draw:text-style-name="P3" draw:layer="layout" svg:width="4.191cm" svg:height="2.413cm" svg:x="-4.714cm" svg:y="7.605cm">
          <text:p text:style-name="P1"><text:span text:style-name="T2">Optional!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20.955cm" svg:height="14.682cm" svg:x="1.508cm" svg:y="5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271cm" svg:height="9.906cm" svg:x="3.54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7.747cm" svg:height="3.175cm" svg:x="4.175cm" svg:y="15.224cm">
          <text:p text:style-name="P1"><text:span text:style-name="T2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2" draw:id="id12" draw:layer="layout" svg:width="6.477cm" svg:height="1.905cm" svg:x="4.81cm" svg:y="6.334cm">
          <text:p text:style-name="P1"><text:span text:style-name="T2">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5.715cm" svg:height="2.413cm" svg:x="14.589cm" svg:y="15.605cm">
          <text:p text:style-name="P1"><text:span text:style-name="T2">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1" draw:id="id11" draw:layer="layout" svg:width="6.731cm" svg:height="3.175cm" svg:x="4.683cm" svg:y="10.144cm">
          <text:p text:style-name="P1"><text:span text:style-name="T2">(Queue-) 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7.747cm" svg:height="6.223cm" svg:x="13.573cm" svg:y="6.969cm">
          <text:p text:style-name="P1"><text:span text:style-name="T2">Active Sensor</text:span></text:p>
          <text:p text:style-name="P1"><text:span text:style-name="T2">Data Interface</text:span></text:p>
          <text:p text:style-name="P1"><text:span text:style-name="T2">(pushes</text:span></text:p>
          <text:p text:style-name="P1"><text:span text:style-name="T2">Sensor 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5.08cm" svg:height="6.477cm" svg:x="23.352cm" svg:y="6.842cm">
          <text:p text:style-name="P1"><text:span text:style-name="T2">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7.446cm" svg:y1="13.192cm" svg:x2="17.446cm" svg:y2="15.605cm" draw:start-shape="id8" draw:start-glue-point="2" draw:end-shape="id9" draw:end-glue-point="0" svg:d="m17446 13192v2413" svg:viewBox="0 0 1 2414">
          <text:p/>
        </draw:connector>
        <draw:connector draw:style-name="gr9" draw:text-style-name="P1" draw:layer="layout" svg:x1="14.589cm" svg:y1="16.811cm" svg:x2="11.922cm" svg:y2="16.811cm" draw:start-shape="id9" draw:start-glue-point="3" draw:end-shape="id10" draw:end-glue-point="1" svg:d="m14589 16811h-2667" svg:viewBox="0 0 2668 1">
          <text:p/>
        </draw:connector>
        <draw:connector draw:style-name="gr9" draw:text-style-name="P1" draw:layer="layout" svg:x1="8.048cm" svg:y1="13.319cm" svg:x2="8.048cm" svg:y2="15.224cm" draw:start-shape="id11" draw:start-glue-point="2" draw:end-shape="id10" draw:end-glue-point="0" svg:d="m8048 13319v1905" svg:viewBox="0 0 1 1906">
          <text:p/>
        </draw:connector>
        <draw:connector draw:style-name="gr9" draw:text-style-name="P1" draw:layer="layout" svg:x1="8.048cm" svg:y1="10.144cm" svg:x2="8.048cm" svg:y2="8.239cm" draw:start-shape="id11" draw:start-glue-point="0" draw:end-shape="id12" draw:end-glue-point="2" svg:d="m8048 10144v-1905" svg:viewBox="0 0 1 1906">
          <text:p/>
        </draw:connector>
        <draw:line draw:style-name="gr10" draw:text-style-name="P1" draw:layer="layout" svg:x1="3.032cm" svg:y1="3.794cm" svg:x2="14.335cm" svg:y2="3.794cm">
          <text:p/>
        </draw:line>
        <draw:custom-shape draw:style-name="gr11" draw:text-style-name="P3" xml:id="id13" draw:id="id13" draw:layer="layout" svg:width="8.763cm" svg:height="1.397cm" svg:x="3.667cm" svg:y="1.381cm">
          <text:p text:style-name="P1"><text:span text:style-name="T2">Subsci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8.048cm" svg:y1="6.334cm" svg:x2="8.048cm" svg:y2="2.778cm" draw:start-shape="id12" draw:start-glue-point="0" draw:end-shape="id13" draw:end-glue-point="2" svg:d="m8048 6334v-3556" svg:viewBox="0 0 1 3557">
          <text:p/>
        </draw:connector>
        <draw:connector draw:style-name="gr9" draw:text-style-name="P1" draw:layer="layout" svg:x1="21.32cm" svg:y1="10.08cm" svg:x2="23.352cm" svg:y2="10.08cm" draw:start-shape="id8" draw:start-glue-point="1" draw:end-shape="id14" draw:end-glue-point="3" svg:d="m21320 10080h2032" svg:viewBox="0 0 2033 1">
          <text:p/>
        </draw:connector>
        <draw:frame draw:style-name="gr12" draw:text-style-name="P2" draw:layer="layout" svg:width="10.864cm" svg:height="1.402cm" svg:x="16.113cm" svg:y="2.143cm">
          <draw:text-box>
            <text:p><text:span text:style-name="T1">Active Sensor Module</text:span></text:p>
          </draw:text-box>
        </draw:frame>
        <draw:line draw:style-name="gr13" draw:text-style-name="P1" draw:layer="layout" svg:x1="-2.175cm" svg:y1="10.525cm" svg:x2="2.905cm" svg:y2="13.7cm">
          <text:p/>
        </draw:line>
        <draw:custom-shape draw:style-name="gr14" draw:text-style-name="P3" draw:layer="layout" svg:width="4.191cm" svg:height="2.413cm" svg:x="-4.715cm" svg:y="7.604cm">
          <text:p text:style-name="P1"><text:span text:style-name="T2">Optional!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5" draw:text-style-name="P2" draw:layer="layout" svg:width="10.975cm" svg:height="1.352cm" svg:x="15.097cm" svg:y="2.016cm">
          <draw:text-box>
            <text:p text:style-name="P2"><text:span text:style-name="T1">Simple Senor Network</text:span></text:p>
          </draw:text-box>
        </draw:frame>
        <draw:custom-shape draw:style-name="gr16" draw:text-style-name="P1" draw:layer="layout" svg:width="5.842cm" svg:height="2.794cm" svg:x="22.082cm" svg:y="3.921cm">
          <text:p text:style-name="P1">Raw Sensor</text:p>
          <text:p text:style-name="P1">(e.g. temperatur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5.842cm" svg:height="2.617cm" svg:x="22.082cm" svg:y="7.731cm">
          <text:p text:style-name="P1">Raw Sensor</text:p>
          <text:p text:style-name="P1">(e.g. pressur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5.842cm" svg:height="2.617cm" svg:x="22.082cm" svg:y="12.176cm">
          <text:p text:style-name="P1">Raw Sensor</text:p>
          <text:p text:style-name="P1">(e.g. pressur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1.318cm" svg:height="1.352cm" svg:x="4.048cm" svg:y="11.287cm">
          <draw:text-box>
            <text:p text:style-name="P2"><text:span text:style-name="T1">*** work in progress **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ge Herber</meta:initial-creator>
    <meta:creation-date>2014-03-12T11:15:18</meta:creation-date>
    <dc:date>2014-03-14T14:18:44</dc:date>
    <dc:creator>Torge Herber</dc:creator>
    <meta:editing-duration>PT4H33M50S</meta:editing-duration>
    <meta:editing-cycles>8</meta:editing-cycles>
    <meta:generator>LibreOffice/4.0.2.2$Linux_X86_64 LibreOffice_project/400m0$Build-2</meta:generator>
    <meta:document-statistic meta:object-count="46"/>
  </office:meta>
</office:document-meta>
</file>